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6.442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7.105cm"/>
          <style:tab-stop style:position="7.897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5.666cm"/>
        </style:tab-stops>
      </style:paragraph-properties>
    </style:style>
    <style:style style:name="P7" style:family="paragraph" style:parent-style-name="Heading_20_1" style:master-page-name="MP0">
      <style:paragraph-properties style:page-number="auto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Normal">
      <style:paragraph-properties fo:margin-left="0cm" fo:margin-right="0cm" fo:text-indent="0.635cm" style:auto-text-indent="false"/>
      <style:text-properties officeooo:paragraph-rsid="000067ef"/>
    </style:style>
    <style:style style:name="P10" style:family="paragraph" style:parent-style-name="Normal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bookmark-start text:name="bookmark0"/>DE URINIS EX HIPPOCRATE,<text:line-break/>GALENO ET ALUS QUI.<text:line-break/>BUSDAM.<text:bookmark-end text:name="bookmark0"/></text:h>
      <text:h text:style-name="Heading_20_2" text:outline-level="2"><text:span text:style-name="Default_20_Paragraph_20_Font">cap. I. </text:span></text:h>
      <text:p text:style-name="P9"><text:span text:style-name="Default_20_Paragraph_20_Font"><text:span text:style-name="T1">Optima urina est quum ejus album fuerit<text:line-break/>fedimentum et laeve et aequam toto. tempore donec judi-<text:line-break/>catus .fuerit morbus; significat namque tum securitatem<text:line-break/>tum brevem. fore morbum. Si vero intermittat etinter-<text:line-break/>dum purum meiatur, interdum fubsideat album quoddam<text:line-break/>et laeve, tum diuturnior efficitur morbus et minus tutus..<text:line-break/>Si fuerit urina .subrubra et sedimentunr subrubrum et</text:span></text:span></text:p>
      <text:p text:style-name="P3"><text:span text:style-name="Default_20_Paragraph_20_Font"><text:span text:style-name="T1">laeve diuturniorem , hunc priore, verum valde salutarem.<text:line-break/>Crassioris autem farinae specie in urinis hypostases pravae;<text:line-break/>his adhuc pejores sunt etiam sq</text:span></text:span><text:span text:style-name="Default_20_Paragraph_20_Font"><text:span text:style-name="T2">u</text:span></text:span><text:span text:style-name="Default_20_Paragraph_20_Font"><text:span text:style-name="T1">amu</text:span></text:span><text:span text:style-name="Default_20_Paragraph_20_Font"><text:span text:style-name="T2">l</text:span></text:span><text:span text:style-name="Default_20_Paragraph_20_Font"><text:span text:style-name="T1">ae; at tenues et al-<text:line-break/>bae admodum malae; quibus deteriores surfuraceae. Ne-<text:line-break/>butae suspensae et mobiles in urinis, albae quidem bonae,<text:line-break/>nigrae vero malae.. Si.. tenuis. et rufa fuerit urina mor-<text:line-break/>bum significat crudum an diuturnum At haec urina quum<text:line-break/>talis est, homo quoad cocta sit urina perseverare .non<text:line-break/>potest. Lethales autum magis </text:span></text:span><text:span text:style-name="Default_20_Paragraph_20_Font"><text:span text:style-name="T2">t</text:span></text:span><text:span text:style-name="Default_20_Paragraph_20_Font"><text:span text:style-name="T1">uus male olens et aquosa<text:line-break/>et atra et crasse. Virilis autem sive muliebris urina atra,<text:line-break/>pessima ; infantibus autem agno</text:span></text:span><text:span text:style-name="Default_20_Paragraph_20_Font"><text:span text:style-name="T2">t</text:span></text:span><text:span text:style-name="Default_20_Paragraph_20_Font"><text:span text:style-name="T1">a. Quibus urinae tenues<text:line-break/>et crudae </text:span></text:span><text:span text:style-name="Default_20_Paragraph_20_Font"><text:span text:style-name="T2">m</text:span></text:span><text:span text:style-name="Default_20_Paragraph_20_Font"><text:span text:style-name="T1">i</text:span></text:span><text:span text:style-name="Default_20_Paragraph_20_Font"><text:span text:style-name="T2">ngun</text:span></text:span><text:span text:style-name="Default_20_Paragraph_20_Font"><text:span text:style-name="T1">t</text:span></text:span><text:span text:style-name="Default_20_Paragraph_20_Font"><text:span text:style-name="T2">ur</text:span></text:span><text:span text:style-name="Default_20_Paragraph_20_Font"><text:span text:style-name="T1"> diuturnae; si alia signa tanquam eva-<text:line-break/>furis adfuerint, hos abscessum ad fepti transversi regiones<text:line-break/>infernas exspectare oportet. Ping</text:span></text:span><text:span text:style-name="Default_20_Paragraph_20_Font"><text:span text:style-name="T2">u</text:span></text:span><text:span text:style-name="Default_20_Paragraph_20_Font"><text:span text:style-name="T1">edines quoque superne<text:line-break/>lunatantes araneosus licebit improbare, colliquationis enim<text:line-break/>signum esu Considerandae porro urinae in .quibus sunt<text:line-break/>nebulae, fursnmne an deorsum meent quosque colores ha-</text:span></text:span></text:p>
      <text:p text:style-name="P3"><text:span text:style-name="Default_20_Paragraph_20_Font"><text:span text:style-name="T1">beant; deorfum enim labentes cum coloribus jam memo-<text:line-break/>ratis bonas existimare et laudare oportet; sursum vero cum<text:line-break/>dictis coloribus natantes malae esse etecet arguere. Nec<text:line-break/>te fallat vesica morbo affecta quae hujusmodi aliquam .<text:line-break/>redda</text:span></text:span><text:span text:style-name="Default_20_Paragraph_20_Font"><text:span text:style-name="T2">t</text:span></text:span><text:span text:style-name="Default_20_Paragraph_20_Font"><text:span text:style-name="T1"> urinam, nec enim totius co poris esse signum, fed<text:line-break/>ipsius per fe</text:span></text:span><text:span text:style-name="Default_20_Paragraph_20_Font"><text:span text:style-name="T2">t</text:span></text:span><text:span text:style-name="Default_20_Paragraph_20_Font"><text:span text:style-name="T1">e. Quibus urinae crassae , grumufae, paucae,<text:line-break/>non febricitantibus copia ex his tenuis adveniens prodest;<text:line-break/>praecipue tales adveniunt quibus a principio vel e vesti-<text:line-break/>gio stabilitur hypostasis. Quibus urinae perturbatae velut<text:line-break/>jumentorum , iis cephalalgiae aut adfunt aut aderunt. Qui-<text:line-break/>bus </text:span></text:span><text:span text:style-name="Default_20_Paragraph_20_Font"><text:span text:style-name="T2">s</text:span></text:span><text:span text:style-name="Default_20_Paragraph_20_Font"><text:span text:style-name="T1">eptimo. die fit crisis, iis nubecula rubra quarto die in<text:line-break/>urina apparet et alia ex ratione. Quibus urinae perfpi-<text:line-break/>cuae, albae funt; improbae praecipue in phreniticis appa-<text:line-break/>rentes. Quibus fpe.atur abscessus futurus ad articulos, eos<text:line-break/>liberat ab abscessu urina multa , crassa et alba , qualis in<text:line-break/>.laboriosis febribus quarto die quibusdam incipit fieri; si<text:line-break/>vero etiam ex naribus fluxerit fanguis brevi admodum</text:span></text:span></text:p>
      <text:p text:style-name="P3"><text:span text:style-name="Default_20_Paragraph_20_Font"><text:span text:style-name="T1">folutio fit. Quibus fanguis vel pus meitur renum vel<text:line-break/>vesicae exulcerationem significat. Quibus hypochondria<text:line-break/>sublata murmurantia dolore lumborum accedente, iis alvi<text:line-break/>humectantur nisi flatus erumpant vel urinae proveniat eo-<text:line-break/>pia; haec sime in febribus. Quibus in urina crassa exi-<text:line-break/>stente minutae carunculae tanquam pili pariter adveniunt,<text:line-break/>iis a renibus excernitur. Quibus in urina crassa existente<text:line-break/>furfuracea eminguntur, eorum vesica scabie laborat. Qui-<text:line-break/>bus spo</text:span></text:span><text:span text:style-name="Default_20_Paragraph_20_Font"><text:span text:style-name="T2">n</text:span></text:span><text:span text:style-name="Default_20_Paragraph_20_Font"><text:span text:style-name="T1">te fanguis mingentlbus exit, eis a renibus signifi-<text:line-break/>catur venulae ruptura. Quibus in urinis arenula subest<text:line-break/>materia, iis vesica calculo laborat ; quod si fanguis areno-<text:line-break/>fus me</text:span></text:span><text:span text:style-name="Default_20_Paragraph_20_Font"><text:span text:style-name="T2">t</text:span></text:span><text:span text:style-name="Default_20_Paragraph_20_Font"><text:span text:style-name="T1">atur grumosque et stranguriam habeat dolorque iu-<text:line-break/>cidat ad imum ventrem, pubem et perinaeum, paries circa<text:line-break/>vesicam laborant; quod si sanguinem aut pus meiat aut<text:line-break/>squamulas simulque gravis odor ausit vesicae exulceratio-<text:line-break/>nem significat. Mictio noctu copio</text:span></text:span><text:span text:style-name="Default_20_Paragraph_20_Font"><text:span text:style-name="T2">la</text:span></text:span><text:span text:style-name="Default_20_Paragraph_20_Font"><text:span text:style-name="T1"> facta exiguam deje-<text:line-break/>orionem significat. Quibus per febres in urinis </text:span></text:span><text:span text:style-name="Default_20_Paragraph_20_Font"><text:span text:style-name="T2">t</text:span></text:span><text:span text:style-name="Default_20_Paragraph_20_Font"><text:span text:style-name="T1">estim</text:span></text:span><text:span text:style-name="Default_20_Paragraph_20_Font"><text:span text:style-name="T2">o</text:span></text:span><text:span text:style-name="Default_20_Paragraph_20_Font"><text:span text:style-name="T1">nia</text:span></text:span></text:p>
      <text:p text:style-name="P3"><text:span text:style-name="Default_20_Paragraph_20_Font"><text:span text:style-name="T1">crassiorem farinam referunt morbi longitudinem significant.<text:line-break/>Quibus bibulae </text:span></text:span><text:span text:style-name="Default_20_Paragraph_20_Font"><text:span text:style-name="T2">sunt</text:span></text:span><text:span text:style-name="Default_20_Paragraph_20_Font"><text:span text:style-name="T1"> hypostases, superne autem tenues, acu-<text:line-break/>tum morbum significant. Quibus urinae funt divulsae, iis<text:line-break/>vehemens fit in corpore perturbati</text:span></text:span><text:span text:style-name="Default_20_Paragraph_20_Font"><text:span text:style-name="T2">o.</text:span></text:span><text:span text:style-name="Default_20_Paragraph_20_Font"><text:span text:style-name="T1"> Quibus in urinis<text:line-break/>innatant bullae nephriticum morbum cumque longum<text:line-break/>fore denunciant. Quibus pluguis hypostesis et accumulata,<text:line-break/>iis nephriticos et acutos affectus significati Quibus fe-<text:line-break/>brium vertigines a principio funt et pulsus capitis et<text:line-break/>urina tenuis, eis ad eri</text:span></text:span><text:span text:style-name="Default_20_Paragraph_20_Font"><text:span text:style-name="T2">l</text:span></text:span><text:span text:style-name="Default_20_Paragraph_20_Font"><text:span text:style-name="T1">es febrem exacerbari exspectan-<text:line-break/>dum est; nec mirari quum caput circumferri videbitur,<text:line-break/>si in delirium prociderint. Quibus ex renibus laboranti-<text:line-break/>bus praedicta signa contingunt laboresque circa musculos<text:line-break/></text:span></text:span><text:span text:style-name="Default_20_Paragraph_20_Font"><text:span text:style-name="T2">t</text:span></text:span><text:span text:style-name="Default_20_Paragraph_20_Font"><text:span text:style-name="T1">pinales exstiterint, si in loris sint exterioribus, abscessus<text:line-break/>exspecta foris futuros; sin in locis interioribus fuerint,<text:line-break/>dolores abscessus in interi</text:span></text:span><text:span text:style-name="Default_20_Paragraph_20_Font"><text:span text:style-name="T2">o</text:span></text:span><text:span text:style-name="Default_20_Paragraph_20_Font"><text:span text:style-name="T1">ribus fore exspectato. Si fan-<text:line-break/>guinem meiat et grumos stranguriaque laboret dolorque ad</text:span></text:span></text:p>
      <text:p text:style-name="P3"><text:span text:style-name="Default_20_Paragraph_20_Font"><text:span text:style-name="T1">perinaeum, epigastrium imumque ventrem incidat; ostendit<text:line-break/>quae circa vesicam furit partes morbo laborare. Quibus<text:line-break/>a principio urinae sunt nebulosae vel. etiam crassae pur-<text:line-break/>gandi </text:span></text:span><text:span text:style-name="Default_20_Paragraph_20_Font"><text:span text:style-name="T2">t</text:span></text:span><text:span text:style-name="Default_20_Paragraph_20_Font"><text:span text:style-name="T1">unt si cetera conferre videantur^ Quibus a prin-<text:line-break/>cipio urinae sirnt tenues, iis medicamentum ne exhibeas;<text:line-break/>at si videbitur, clysteribus utere, ita namque si curentur,<text:line-break/>profuerit. Quod futurum est in febribus ex urinis con-<text:line-break/>jiciendum esu Nam si crassiores et pallidiores, meliores<text:line-break/>erunt urinae; si tenuiores et nigriores, erunt deteriores;<text:line-break/>falutem namque praenunciant crassiores et pallidiores. Hunc<text:line-break/>Hippocratis locum calenus hoc modo interpretatur. Ma-<text:line-break/>nifesto nunc crassiores tenuibus comparans dixit; haud<text:line-break/>fecundum naturam fe habentibus tenues sane ac nigrae<text:line-break/>pessimae funt; a fotis namque tenuibus incoctus significa-<text:line-break/>tur morbus, accurate namque tenuis aqu</text:span></text:span><text:span text:style-name="Default_20_Paragraph_20_Font"><text:span text:style-name="T2">at</text:span></text:span><text:span text:style-name="Default_20_Paragraph_20_Font"><text:span text:style-name="T1">a est, sicut et<text:line-break/>alba. At si mutationes habeat, temporis diuturnitatem<text:line-break/>significat; morboque necessitatem commutandi inaequalita-<text:line-break/>tem in deteriorem et meliorem, </text:span></text:span><text:span text:style-name="Default_20_Paragraph_20_Font"><text:span text:style-name="T2">Ex fabrilibu</text:span></text:span><text:span text:style-name="Default_20_Paragraph_20_Font"><text:span text:style-name="T1">s, inquit</text:span></text:span></text:p>
      <text:p text:style-name="P3"><text:span text:style-name="Default_20_Paragraph_20_Font"><text:span text:style-name="T1">Hippocrates , </text:span></text:span><text:span text:style-name="Default_20_Paragraph_20_Font"><text:span text:style-name="T2">praec</text:span></text:span><text:span text:style-name="Default_20_Paragraph_20_Font"><text:span text:style-name="T1">i</text:span></text:span><text:span text:style-name="Default_20_Paragraph_20_Font"><text:span text:style-name="T2">pue m</text:span></text:span><text:span text:style-name="Default_20_Paragraph_20_Font"><text:span text:style-name="T1">o</text:span></text:span><text:span text:style-name="Default_20_Paragraph_20_Font"><text:span text:style-name="T2">rbis ur</text:span></text:span><text:span text:style-name="Default_20_Paragraph_20_Font"><text:span text:style-name="T1">i</text:span></text:span><text:span text:style-name="Default_20_Paragraph_20_Font"><text:span text:style-name="T2">narum significatio colli-<text:line-break/>g</text:span></text:span><text:span text:style-name="Default_20_Paragraph_20_Font"><text:span text:style-name="T1">i</text:span></text:span><text:span text:style-name="Default_20_Paragraph_20_Font"><text:span text:style-name="T2">tur ut</text:span></text:span><text:span text:style-name="Default_20_Paragraph_20_Font"><text:span text:style-name="T1">i</text:span></text:span><text:span text:style-name="Default_20_Paragraph_20_Font"><text:span text:style-name="T2">l</text:span></text:span><text:span text:style-name="Default_20_Paragraph_20_Font"><text:span text:style-name="T1">i</text:span></text:span><text:span text:style-name="Default_20_Paragraph_20_Font"><text:span text:style-name="T2">ssima.</text:span></text:span></text:p>
      <text:h text:style-name="Heading_20_2" text:outline-level="2"><text:span text:style-name="Default_20_Paragraph_20_Font">Cap. II. </text:span></text:h>
      <text:p text:style-name="P9"><text:span text:style-name="Default_20_Paragraph_20_Font"><text:span text:style-name="T1">Sed quoniam quidquid est praeter naturam<text:line-break/>ab eo quod secundum naturam est invenitur, a naturalibus<text:line-break/>exordiamur. Urina igitur in sanitate bonoque nabitu<text:line-break/>constitutis hominibus optima est quae subrufa aut fuoflava,<text:line-break/>:rassitie mediocris.quaeque colorem non. mutat; quumque<text:line-break/>emicta fuerit, laevem et aluam et aequalem perpetuo fer-<text:line-break/>vat bypostasin juxta bibentis rationem. In foeminis na-.<text:line-break/>torulis urina colore albior fiat quam in viris necesse est<text:line-break/>majoremque habeat hype sussin. At.. infantium crassa est<text:line-break/>tdmodum hypostasis propter puerorum voracitatem inor--<text:line-break/>linatumque et intempestivum motum. Laevem autem hy--<text:line-break/>postasin vocat Hippocrates continuam- et indluulsam signi-<text:line-break/>ficare volens ; laeve siquidem opponitur aspero ; aequalem<text:line-break/>vero ut in totum semper similem mingat; nam quae ma-<text:line-break/>net concocta neque deinde. incomm</text:span></text:span><text:span text:style-name="Default_20_Paragraph_20_Font"><text:span text:style-name="T2">o</text:span></text:span><text:span text:style-name="Default_20_Paragraph_20_Font"><text:span text:style-name="T1">ta, non utique hypo-<text:line-break/>lasin vel liquorem totum habet inaequalem. Si quaera-</text:span></text:span></text:p>
      <text:p text:style-name="P2"><text:span text:style-name="Default_20_Paragraph_20_Font"><text:span text:style-name="T1">mus igitur in naturali urina colerem vel. liquoris censi-<text:line-break/>dentiant et in ipfo liquore contenta ut nebulam, fub nu-<text:line-break/>beeul</text:span></text:span><text:span text:style-name="Default_20_Paragraph_20_Font"><text:span text:style-name="T2">r</text:span></text:span><text:span text:style-name="Default_20_Paragraph_20_Font"><text:span text:style-name="T1"> suspensum et in fundo hypostasin , non dubium<text:line-break/>quin ad haec conversa urina cruditatem indicet in venis<text:line-break/>, existere.</text:span></text:span></text:p>
      <text:h text:style-name="Heading_20_2" text:outline-level="2"><text:span text:style-name="Default_20_Paragraph_20_Font">Cap. HI.</text:span></text:h>
      <text:p text:style-name="P9"><text:span text:style-name="Default_20_Paragraph_20_Font"><text:span text:style-name="T1"><text:s/>Optima igitur urina in aegrotantibus est<text:line-break/>quae simillima fanorum urinae, suopallida vel fubflava et<text:line-break/>albam -et laevem et aequalem habet hypostasin; at dete-<text:line-break/>rior suspensum habet album, laeve et aequale. Est porro<text:line-break/>incoctior- quae nebulam habet quaeque est subnubilam. In<text:line-break/>qua enim flatus est in profundo crass</text:span></text:span><text:span text:style-name="Default_20_Paragraph_20_Font"><text:span text:style-name="T2">a</text:span></text:span><text:span text:style-name="Default_20_Paragraph_20_Font"><text:span text:style-name="T1">s et incoctus, si<text:line-break/>paucus quidem sit; extrudit reliquam . materiam ut ad fusi-<text:line-break/>dum vasis deferatur; ipfamque dividendo. uniri non per-<text:line-break/>mittit. Quod si quis redundet crudus in fundo flatus,<text:line-break/>attollit ad liquoris medium hypostasin facitque id quod<text:line-break/>suspensum nominatur. Quod si flatus impendio plus fue-<text:line-break/>rit crudus ad superiorem liquoris superficiem agit hypo-</text:span></text:span></text:p>
      <text:p text:style-name="P3"><text:span text:style-name="Default_20_Paragraph_20_Font"><text:span text:style-name="T1">stasin, quae nebula aut nubecula nuncupatur. Quanto igi-<text:line-break/>tur potuerit flatus dividere nec attollere hypostasim tanto<text:line-break/>crndiorem esse urinam existima. Quod fi neque hypostasiu<text:line-break/>neque suspensum neque nebulam neque nubeculam habue-<text:line-break/>rit urina, sciendum est a morbificis humoribus naturam<text:line-break/>corruisse. Quod si interdum quidem habeat hypostasiu<text:line-break/>vel enaeorema veI nebulam vel nubeculam, quandoque au-<text:line-break/>tem non , pugnam naturae adver</text:span></text:span><text:span text:style-name="Default_20_Paragraph_20_Font"><text:span text:style-name="T2">ta</text:span></text:span><text:span text:style-name="Default_20_Paragraph_20_Font"><text:span text:style-name="T1">s morbum significat. In<text:line-break/>exquisitis namque tertianis et quotidianis nebula fotum<text:line-break/>vel suspensum saepenumero ad morbi solutionem fatis suit :<text:line-break/>quandoque vero bene coloratam dumtaxat esse urinam.<text:line-break/>Plerumque etiam color albus ejus quod in liquore ciccum-<text:line-break/>fertur rudes deripit, quod hypostasiu utilem quae non<text:line-break/>sit esse opinentur, evenit siquidem ut crudus humor et<text:line-break/>albus cum urina excretus subsidat praebeatque videndam<text:line-break/>utilem hypostasiu ; quandoque etiam jecore aut renibus<text:line-break/>affectis pus cum urina excernitur et subsidendo fallit etiam<text:line-break/></text:span></text:span><text:span text:style-name="Default_20_Paragraph_20_Font"><text:span text:style-name="T2">minu</text:span></text:span><text:span text:style-name="Default_20_Paragraph_20_Font"><text:span text:style-name="T1">s </text:span></text:span><text:span text:style-name="Default_20_Paragraph_20_Font"><text:span text:style-name="T2">cau</text:span></text:span><text:span text:style-name="Default_20_Paragraph_20_Font"><text:span text:style-name="T1">t</text:span></text:span><text:span text:style-name="Default_20_Paragraph_20_Font"><text:span text:style-name="T2">um</text:span></text:span><text:span text:style-name="Default_20_Paragraph_20_Font"><text:span text:style-name="T1"> artificem; fed prius definiendum est homi-</text:span></text:span></text:p>
      <text:p text:style-name="P3"><text:span text:style-name="Default_20_Paragraph_20_Font"><text:span text:style-name="T1">nem aut renis aut jecoris alteriusve. alienius partis quae<text:line-break/>per urinas felat expurgari morbo laborasse ; deinde etiam<text:line-break/>graviter olens puris particeps invenitur. At crudus hu-<text:line-break/>mor per utiles hypostafes distinguitur ab inaequali fub-<text:line-break/>stantia ipsius contenti; neque enim id sibi continuum ma-<text:line-break/>net, </text:span></text:span><text:span text:style-name="Default_20_Paragraph_20_Font"><text:span text:style-name="T2">t</text:span></text:span><text:span text:style-name="Default_20_Paragraph_20_Font"><text:span text:style-name="T1">ed in minutas partes dispescitur tanquam arenulas;<text:line-break/>neque omnino laeve est, sicut est vera hypostasis. In bo-<text:line-break/>nis autem urinis primum quidem apparet nebula, deinde<text:line-break/>succedens suspensum facit; postremo residens in fundo<text:line-break/>vasis hypostasin facit, nimirum quum perfecte id concoctum<text:line-break/>fuerit. Verum in crudis humoribus statim ab initio in<text:line-break/>vasis fundum delabitur multa copia, quod et mali coloris<text:line-break/>fit totus liquor; deinde paulatim concocta et. attenuata ad<text:line-break/>medium liquoris attollitur facitque fuspenfum; quum. vero.<text:line-break/>valde attenuata ac concocta fuerit, subsidet in liquore et<text:line-break/>nebulam facit planeque ignaros fallit, ut existiment tuor-<text:line-break/>bum in deterius lapfum esse.</text:span></text:span></text:p>
      <text:h text:style-name="P8" text:outline-level="2"><text:span text:style-name="Default_20_Paragraph_20_Font">Cap. IV. </text:span></text:h>
      <text:p text:style-name="P9"><text:span text:style-name="Default_20_Paragraph_20_Font"><text:span text:style-name="T1">Si equidem urina fuerit magis biliosa et<text:line-break/>hypostasis similis, debes evacuare sive per urinas sive pur-<text:line-break/>gatione. . Si vero billosus fuerit color, hypostasis autem<text:line-break/>alba; erit bilis eum pituita; utrumque evacuate. Si eo-<text:line-break/>lor fuerit biliosus et hypostafis rubra sive manifesto sive<text:line-break/>obscure vel plus fuerit; si facultas valida, mitte sanguinem<text:line-break/>ex vena; sin imbecillis sit, huic purgatlo vel sola diaeta<text:line-break/>fatis erit.</text:span></text:span></text:p>
      <text:h text:style-name="Heading_20_2" text:outline-level="2"><text:span text:style-name="Default_20_Paragraph_20_Font">cap. U </text:span></text:h>
      <text:p text:style-name="P9"><text:span text:style-name="Default_20_Paragraph_20_Font"><text:span text:style-name="T1">Alia quaedam omnino tenuis et pallida<text:line-break/>urina cruda quidem consistentia, cocta vero colore, huic<text:line-break/>naturae imbecillitatem ostendit; colore namque id quod<text:line-break/>erat facile concoxisse; consistentia vero quod erat dissici-<text:line-break/>lius, non concoxisse demonstrat. Sin autem multo tem-<text:line-break/>pore ejusmodi feratur urina non citra periculum poterit<text:line-break/>homo perseverare quoad morbus. fuerit concoctus, omnino<text:line-break/>enim tenuis, prava; cruditatem namque significat quatenus<text:line-break/>calorem partem tenuiorem oportuit absumere.</text:span></text:span></text:p>
      <text:p text:style-name="P1"><text:span text:style-name="Default_20_Paragraph_20_Font"><text:span text:style-name="T1">Quid indicat urina tenuis et fulva? Tenuis censi-</text:span></text:span></text:p>
      <text:p text:style-name="P4"><text:span text:style-name="Default_20_Paragraph_20_Font"><text:span text:style-name="T1">flenda et fulva colore. m elior est quam pallida, cruda ta-<text:line-break/>men est ob eousistentiam.</text:span></text:span></text:p>
      <text:p text:style-name="P1"><text:span text:style-name="Default_20_Paragraph_20_Font"><text:span text:style-name="T1">Quid indicat urina rufa? Cruditatem, non mortem<text:line-break/></text:span></text:span><text:span text:style-name="Default_20_Paragraph_20_Font"><text:span text:style-name="T2">indicat, </text:span></text:span><text:span text:style-name="Default_20_Paragraph_20_Font"><text:span text:style-name="T1">verum tempore ad. coctionem opus esse;est enim<text:line-break/>ex fauguine s</text:span></text:span><text:span text:style-name="Default_20_Paragraph_20_Font"><text:span text:style-name="T2">c</text:span></text:span><text:span text:style-name="Default_20_Paragraph_20_Font"><text:span text:style-name="T1">ro</text:span></text:span><text:span text:style-name="Default_20_Paragraph_20_Font"><text:span text:style-name="T2">t</text:span></text:span><text:span text:style-name="Default_20_Paragraph_20_Font"><text:span text:style-name="T1">o qui nondum perfectam coctionem ne-<text:line-break/>que proprium colorem fuerit adeptus atque propterea<text:line-break/>morbum significat diuturniorem. In ipsis autem fynochis<text:line-break/>febribus quae a sanguinis. copia fiunt excernitur urina<text:line-break/>rufa et crassa cum rubro fedimento ; atque clarum est uri-<text:line-break/>nam ejusmodi colore et liquoris consistentia et contentu<text:line-break/>crudam esse; et crudi morbi urina colore quidem rubra<text:line-break/></text:span></text:span><text:span text:style-name="Default_20_Paragraph_20_Font"><text:span text:style-name="T2">e</text:span></text:span><text:span text:style-name="Default_20_Paragraph_20_Font"><text:span text:style-name="T1">st, consistentia vero tenuis.</text:span></text:span></text:p>
      <text:p text:style-name="P1"><text:span text:style-name="Default_20_Paragraph_20_Font"><text:span text:style-name="T1">Quid indicat urina quae tenuis meitur et ab exter-<text:line-break/>nis turbatur? Cruda quidem est propter exuberatiouem<text:line-break/>orassi flatus i naturam autem aggredi coctionem indicat.</text:span></text:span></text:p>
      <text:p text:style-name="P1"><text:span text:style-name="Default_20_Paragraph_20_Font"><text:span text:style-name="T1">Quid indicat urina crassa mictu talisque permanens?<text:line-break/>Quae talis rningit.rr et postea permanet qualis jumentorum<text:line-break/>rigere velut fermentationem crassiorum humorum et fla-</text:span></text:span></text:p>
      <text:p text:style-name="P3"><text:span text:style-name="Default_20_Paragraph_20_Font"><text:span text:style-name="T1">tuuui iudicat; et in his dolores capitis aut adluat aut<text:line-break/>aderunt propter eam quae in humoribus est perturbatio-<text:line-break/>nem et halitus.</text:span></text:span></text:p>
      <text:p text:style-name="P5"><text:span text:style-name="Default_20_Paragraph_20_Font"><text:span text:style-name="T1">Quid indicat urina crassa micta ac postea desistens?<text:line-break/>Sedari quidem in ipsis humoribus fermentationem indicat<text:line-break/>et moderatam quantitatem attenuari et hinc secretionem<text:line-break/>incipere.</text:span></text:span></text:p>
      <text:p text:style-name="P1"><text:span text:style-name="Default_20_Paragraph_20_Font"><text:span text:style-name="T1">Quid indicat urina tenuis micta et talis permanens?<text:line-break/>Ejusmodi urina fumosam indicat cruditatem; natura enim<text:line-break/>coctionem si fuisset aggressa, hanc talem non secrevisset<text:line-break/>urinam. Hoc autem contingit aut propter imbecillitatem<text:line-break/>facultatis vel propter obstructionem vel quia diuturnior<text:line-break/>futurus est morbus. In quartanis enim diuturnioribus in<text:line-break/>principio ob materiae copiam et ejus pervicaciam urina<text:line-break/>percolata tenuis meitur; tenuis etiam meitur propter ob-<text:line-break/>structiouem hepatis aut renum , sed ex dolore locali di-<text:line-break/>gnoscitur, meitur vero tenuis et alba et in febribus ar-<text:line-break/>dentibus magnamque phreuitidem significat imminere. Et-</text:span></text:span></text:p>
      <text:p text:style-name="P3"><text:span text:style-name="Default_20_Paragraph_20_Font"><text:span text:style-name="T1">enim et ardens febris bilis copiam indicat, non autem<text:line-break/>coloratur urina, ac manifestum est in vasis bilem ipsam<text:line-break/>nun remanere fed levitate sua lu cerebrum efferri, ac si<text:line-break/>nondum adsit phren itis, ipsam ferto affuturam; sin autem<text:line-break/>adsit er urina tenuis et alba metatur, in ardentissima febre<text:line-break/>mortem utique praenunciat; non enim possunt cerebri<text:line-break/>vires jam ab ardenti febre prostratae sustinere mordacitas<text:line-break/>tem et acrimoniam putrefactae bilia.</text:span></text:span></text:p>
      <text:h text:style-name="Heading_20_2" text:outline-level="2"><text:span text:style-name="Default_20_Paragraph_20_Font">C a p- VI. </text:span></text:h>
      <text:p text:style-name="P9"><text:span text:style-name="Default_20_Paragraph_20_Font"><text:span text:style-name="T1">Unde oleorae fiunt urinae? Solet quidem<text:line-break/>febris p</text:span></text:span><text:span text:style-name="Default_20_Paragraph_20_Font"><text:span text:style-name="T2">v</text:span></text:span><text:span text:style-name="Default_20_Paragraph_20_Font"><text:span text:style-name="T1">us adipem colliquare., deinde vero carnem , tan-<text:line-break/>dem solida etiam invadit ipfa corpora. Liquato - igitur<text:line-break/>adipe urinae excernuntur oleofae, sensim -vero liquatur<text:line-break/>pinguedo ; unde principium habet et incrementum ac vi-<text:line-break/>gerent. . In principio igitur colliquationis olei coloris fa-<text:line-break/>cit urinas, ut sit ambiguum aquosaene sint an oleofae. In<text:line-break/>ipso vero incremento- oleofae apparent, ut jam exquisi-<text:line-break/>tierenr olei videantur admixtionem habere. In ipfo au-</text:span></text:span></text:p>
      <text:p text:style-name="P3"><text:span text:style-name="Default_20_Paragraph_20_Font"><text:span text:style-name="T1">tem vigore et colore et consistentia veluti oleum est; at-<text:line-break/>que haec pinguedo vel renum dumtaxat est vel totius<text:line-break/>corporis; ac si renum dumtaxat fuerit, confertim excer-<text:line-break/>nitur ejusmodi copia cum plurimi caloris sensu circa re-<text:line-break/>nes, sin autem totius corporis, fensim incrementum.</text:span></text:span></text:p>
      <text:h text:style-name="Heading_20_2" text:outline-level="2"><text:span text:style-name="Default_20_Paragraph_20_Font">Cap. V1L </text:span></text:h>
      <text:p text:style-name="P9"><text:span text:style-name="Default_20_Paragraph_20_Font"><text:span text:style-name="T1">Qui dindicant ervofa fedimenta? Quum<text:line-break/>jam absumptus fuerit adeps, reliqua caro liquatur et ervofa<text:line-break/>fedimenta in urinis subsident. - Sed et hae aut renum funt<text:line-break/>aut totius corporis. Si igitur in febribus apparuerit ta-<text:line-break/>lis urina, totius corporis affectionem indicat; sin minus,<text:line-break/>folorum renum ; et rutilis si crudae sint urinae, totius<text:line-break/>corporis est malum. Si vero concocta est urina, ervofa<text:line-break/>autem fedimenta, renum affectionem indicat.</text:span></text:span></text:p>
      <text:p text:style-name="P1"><text:span text:style-name="Default_20_Paragraph_20_Font"><text:span text:style-name="T1">Qui d indicant furfuracea fedimenta? Quum febris<text:line-break/>depasta fuerit pinguedinem et maiorem carnis partem et<text:line-break/>in vasorum fundum irruerit, furfuracea siunt fedimenta,<text:line-break/>angustiora quidem squamosis, verum ipsis crassiora. Ex-</text:span></text:span></text:p>
      <text:p text:style-name="P3"><text:span text:style-name="Default_20_Paragraph_20_Font"><text:span text:style-name="T1">cernuntur nonnunquam vel ex toto corpore veI ex vesica ;<text:line-break/>at si febris adfuerit, totius corporis- vitium est; sin. minus,<text:line-break/>vesicae folius, ac si cruda fuerit urrna, totius corporis est<text:line-break/>affectio, sin autem cocta, vesicae; fed et localis dolor adest.</text:span></text:span></text:p>
      <text:p text:style-name="P1"><text:span text:style-name="Default_20_Paragraph_20_Font"><text:span text:style-name="T1">Quid indicant fedimenta fquamola? Quum ipfae<text:line-break/>solidae partes funt affectae, primum quidem abraduntur in<text:line-break/>superficie; atque si cum febre universum corput afficitur;<text:line-break/>sin minus, sula vesica, funt autem quae a vesica mittuntur<text:line-break/>recta ; quae a toto corpore incocta.</text:span></text:span></text:p>
      <text:p text:style-name="P1"><text:span text:style-name="Default_20_Paragraph_20_Font"><text:span text:style-name="T1">Quid indicant urinarum fedimenta crassiori farinae<text:line-break/>similia? Quum febris vastorum subierit profundum et<text:line-break/>majorem latitudinem assumpserit et longitudinem amplio-.<text:line-break/>rem fiunt furfuracea fedimenta et vocantur crassiori fa-<text:line-break/>rinae similia. Sed crirnnod.e duo significant : vel enim ni-<text:line-break/>miam. sanguinis adustionem significant vel vehementem<text:line-break/>solidarum partium.colliquationem; atque si ipsam quidem</text:span></text:span></text:p>
      <text:p text:style-name="P3"><text:span text:style-name="Default_20_Paragraph_20_Font"><text:span text:style-name="T1">fedimentum fuerit album, affectus est solidarum partium;<text:line-break/>si rubrum, ipsius sanguinis..</text:span></text:span></text:p>
      <text:p text:style-name="P6"><text:span text:style-name="Default_20_Paragraph_20_Font"><text:span text:style-name="T1">Quid significat urina graveolens?, .-.Putrefactionem.<text:line-break/>et naturae interitum.</text:span></text:span></text:p>
      <text:h text:style-name="Heading_20_2" text:outline-level="2"><text:span text:style-name="Default_20_Paragraph_20_Font">Cap. VHI. </text:span></text:h>
      <text:p text:style-name="P9"><text:span text:style-name="Default_20_Paragraph_20_Font"><text:span text:style-name="T1">Quid nigrae indicanti urinae? Hae:.<text:line-break/>omnes . urinae simul et crassae funt omnino perniciosae,<text:line-break/>raro enim vel nunquam invenietur. tenuis et nigra ; niger<text:line-break/>enim color vel propter .adustionem accidit sanguinis vel<text:line-break/>propter refrigerationem totius corporis vel propter melatt-:<text:line-break/>cholici humoris expurgationem; tres igitur hae funt disto-<text:line-break/>rentiae urinarum quae crassissimam obtinent consistentiam,<text:line-break/>ac crassae inveniantur urinae nigrae necesse est. In acu-<text:line-break/>tis igitur morbis perniciosa ut plurimum urina nigra est,<text:line-break/>quando et. gravis odoris est et fedimentum habet nigrum;.<text:line-break/>eum enim iqui acuto morbo suerit correptus servari est<text:line-break/>impossibile, si talem minxerit urinam ; si ivero lenimentum -<text:line-break/>nigrum .fuerit, pernicior est; sin vero suspensum fuerit. ni- 1<text:line-break/>grum, minus mala; similiter ss nubem vel nubeculam. fimi- i<text:line-break/>l em habuerit, mitius est malum, nigrum enim aliquando</text:span></text:span></text:p>
      <text:p text:style-name="P3"><text:span text:style-name="Default_20_Paragraph_20_Font"><text:span text:style-name="T1">indicat persrigerationem, aliquando vero caliditatem, non-<text:line-break/>nunquam adustionem; atque .siquidem prius lividam min-<text:line-break/>xerit, postea vero nigra fiat, frigus habet; sin autem flava<text:line-break/>praecesserit, postea vero in nigram convertatur, ab immo-<text:line-break/>dico calore fuperassata nigra saeta est. Sciendum vero est<text:line-break/>in declinatione quartanarum et melancholicae insaniae fo-<text:line-break/>lutione crassas et nigras urinas excerni. Frequenter enim<text:line-break/>tales mejunt lienosi quum lien imbecillior apparet; nul-<text:line-break/>lam enim digestionem et perfectionem efficit melancholici<text:line-break/>excrementi ,. .nos vero ejusmodi urinas in acutis morbis<text:line-break/>lethales- esse diximus, viris quidem et mulieribus urinae<text:line-break/>nigrae pessimae, pueris vero aquosae , minus vero perula<text:line-break/>elo</text:span></text:span><text:span text:style-name="Default_20_Paragraph_20_Font"><text:span text:style-name="T2">t</text:span></text:span><text:span text:style-name="Default_20_Paragraph_20_Font"><text:span text:style-name="T1">ae sunt nigrae his qui splenem habent imbecillum<text:line-break/>nec ex adustione; omnis autem sanguis a refrigeratione<text:line-break/>denigratus livescit, quemadmodum in aliis quibusdam; fed<text:line-break/>id ex melancholici humoris diffusione.</text:span></text:span></text:p>
      <text:h text:style-name="Heading_20_2" text:outline-level="2"><text:span text:style-name="Default_20_Paragraph_20_Font">. Cap.. IX.</text:span></text:h>
      <text:p text:style-name="P9"><text:span text:style-name="Default_20_Paragraph_20_Font"><text:span text:style-name="T1"><text:s/>Quemadmodum in deiectionibus, ita in -</text:span></text:span></text:p>
      <text:p text:style-name="P3"><text:span text:style-name="Default_20_Paragraph_20_Font"><text:span text:style-name="T1">urinis quoque regula fanorum usi de aegrotantium urinis<text:line-break/>indicia sumemus. Urina igitur optima est quae fanorum<text:line-break/>urinae simillima ; talis nimirum est subrufa simul et sub-<text:line-break/>flava, nimirum vero haec .et tenuitatem et crassitiem mo-<text:line-break/>deratam habet, at quum triplex sit urinar...m turbidarum<text:line-break/>differentia, vel enim tales mistae paulopost subsident vel<text:line-break/>similes manent perpetuo vel purae quidem excernuntur,<text:line-break/>deinde vero turbantur, prava quidem existit quae tertia<text:line-break/>ordine dieta est; benigna quae prima, in medio utriusque<text:line-break/>consistit secunda, summe cruda est, exacte aquofa veluti<text:line-break/>desperatae coctionis venosi generis symptoma. Quum au-<text:line-break/>tem celeriter. descenderit, diabetes appellatus efficitur;<text:line-break/>verum haec sane inter urinas deterrima est, succedit au-<text:line-break/>tem ipsi Tenuis et aquae modo alba, his vicina est alia-<text:line-break/>urina, quae multis in morbis apparet tenuis et albae ad-<text:line-break/>modum vicina, subpallida vero -nano sequitur, quae pallida<text:line-break/>quidem modo erit et subrufa, concoquitur autem jam quan-<text:line-break/>tum ad colorem ipsius attinet, tantum vero crassitie ipsam</text:span></text:span></text:p>
      <text:p text:style-name="P3"><text:span text:style-name="Default_20_Paragraph_20_Font"><text:span text:style-name="T1">ab aquosis recessisse oportet , si probe concoqui debeat<text:line-break/>quantum etiam colore; sin autem colorem naturalem ad<text:line-break/>amussim fervens fedimentum album , laeve et aequale et<text:line-break/>copiosum reddit, exactae quidemconcoctionis nota fuerit,<text:line-break/>largius vero crudum humorem expurgari significat. Quod<text:line-break/>si urina crassa modice. sit habeatque fedimentum aliquod,<text:line-break/>non cruda jam ex toto erit, si enim fedimentum parti<text:line-break/>farinae crassiori aut laminis simile aut fursuri aut: nigrum<text:line-break/>aut lividum aut viride aut graveolens habeat, praeterquam<text:line-break/>quod hujusmodi quodque crudum est, etiam mortis peri-<text:line-break/>culum alias ostendit. Porro boni coloris urinae quaeque<text:line-break/>simul vel lenimentum album, laeve et aequale. repraefen-<text:line-break/>tent vel nebulas quasdam similes veI suspensum omnium<text:line-break/>urinarum sunt laudatissimae et praecipue quarum fedimen-<text:line-break/>tum exstiterit tale, deinde commendatur urina cujus fuf-<text:line-break/>penfa ejusmodi cernuntur, tertio cujus nebulae tales ap-<text:line-break/>parent, ac ut uno verbo expediam quae urinis probe in-<text:line-break/>natant quantoque inferius subsident tanto magis laudantur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6:29:00Z</meta:creation-date>
    <dc:date>2023-01-16T17:31:34.601000000</dc:date>
    <meta:editing-cycles>3</meta:editing-cycles>
    <meta:editing-duration>PT1M27S</meta:editing-duration>
    <meta:document-statistic meta:table-count="0" meta:image-count="0" meta:object-count="0" meta:page-count="20" meta:paragraph-count="47" meta:word-count="2725" meta:character-count="18668" meta:non-whitespace-character-count="15981"/>
    <meta:template xlink:type="simple" xlink:actuate="onRequest" xlink:title="" xlink:href="Normal.dotm"/>
  </office:meta>
</office:document-meta>
</file>